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4.1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5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ddddd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dddddd" fo:wrap-option="wrap"/>
    </style:style>
    <style:style style:name="ce1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5" office:value-type="string" calcext:value-type="string">
            <text:p>Panel</text:p>
          </table:table-cell>
          <table:table-cell table:style-name="ce7" office:value-type="string" calcext:value-type="string">
            <text:p>Operation</text:p>
          </table:table-cell>
          <table:table-cell table:style-name="ce5" office:value-type="string" calcext:value-type="string">
            <text:p>Normal Indication</text:p>
          </table:table-cell>
          <table:table-cell table:style-name="ce7" office:value-type="string" calcext:value-type="string">
            <text:p>Comments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Sheet 1/20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1019"/>
        </table:table-row>
        <table:table-row table:style-name="ro2">
          <table:table-cell office:value-type="string" calcext:value-type="string">
            <text:p>EXP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eps 5. 1 through 5.20 substantiate that pushbutton/ lamps and switches which affect the memory loader are in the correct configur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AUTO lamp (press and release if lit)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This TRMC control is not emulated, but an indicator permanently in this state at the bottom right of the PD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MANUAL lamp.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This TRMC control is not emulated, but an indicator permanently in this state at the bottom right of the PD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DD lamp (press and release if lit)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This TRMC control is not emulated, but an indicator permanently in this state at the bottom right of the PD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ML lamp.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This TRMC control is not emulated, but an indicator permanently in this state at the bottom right of the PDP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5.5</text:p>
          </table:table-cell>
          <table:table-cell table:style-name="ce6" office:value-type="string" calcext:value-type="string">
            <text:p>TRMC</text:p>
          </table:table-cell>
          <table:table-cell table:style-name="ce9" office:value-type="string" calcext:value-type="string">
            <text:p>Observe FREE RUN SS lamp (press and release if lit).</text:p>
          </table:table-cell>
          <table:table-cell table:style-name="ce6" office:value-type="string" calcext:value-type="string">
            <text:p>Not lit</text:p>
          </table:table-cell>
          <table:table-cell table:style-name="ce9" office:value-type="string" calcext:value-type="string">
            <text:p>This TRMC control is not emulat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5.6</text:p>
          </table:table-cell>
          <table:table-cell table:style-name="ce6" office:value-type="string" calcext:value-type="string">
            <text:p>TRMC</text:p>
          </table:table-cell>
          <table:table-cell table:style-name="ce9" office:value-type="string" calcext:value-type="string">
            <text:p>Observe ADV CTR lamp (press and release if lit).</text:p>
          </table:table-cell>
          <table:table-cell table:style-name="ce6" office:value-type="string" calcext:value-type="string">
            <text:p>Not lit</text:p>
          </table:table-cell>
          <table:table-cell table:style-name="ce9" office:value-type="string" calcext:value-type="string">
            <text:p>This TRMC control is not emulat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5.7</text:p>
          </table:table-cell>
          <table:table-cell table:style-name="ce6" office:value-type="string" calcext:value-type="string">
            <text:p>TRMC</text:p>
          </table:table-cell>
          <table:table-cell table:style-name="ce9" office:value-type="string" calcext:value-type="string">
            <text:p>Observe SEL ADR lamp.</text:p>
          </table:table-cell>
          <table:table-cell table:style-name="ce6" office:value-type="string" calcext:value-type="string">
            <text:p>Lit</text:p>
          </table:table-cell>
          <table:table-cell table:style-name="ce9" office:value-type="string" calcext:value-type="string">
            <text:p>This TRMC control is not emulat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5.8</text:p>
          </table:table-cell>
          <table:table-cell table:style-name="ce6" office:value-type="string" calcext:value-type="string">
            <text:p>TRMC</text:p>
          </table:table-cell>
          <table:table-cell table:style-name="ce9" office:value-type="string" calcext:value-type="string">
            <text:p>Observe SELF CHECK lamp (press</text:p>
          </table:table-cell>
          <table:table-cell table:style-name="ce6" office:value-type="string" calcext:value-type="string">
            <text:p>Lit</text:p>
          </table:table-cell>
          <table:table-cell table:style-name="ce9" office:value-type="string" calcext:value-type="string">
            <text:p>This TRMC control is not emulat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5.9</text:p>
          </table:table-cell>
          <table:table-cell table:style-name="ce6" office:value-type="string" calcext:value-type="string">
            <text:p>TRMC</text:p>
          </table:table-cell>
          <table:table-cell table:style-name="ce9" office:value-type="string" calcext:value-type="string">
            <text:p>Observe ADR 1 through ADR 5 lamps (press and release if lit).</text:p>
          </table:table-cell>
          <table:table-cell table:style-name="ce6" office:value-type="string" calcext:value-type="string">
            <text:p>Not lit</text:p>
          </table:table-cell>
          <table:table-cell table:style-name="ce9" office:value-type="string" calcext:value-type="string">
            <text:p>This TRMC control is not emulated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.1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 (press and release ERROR RESET pushbutton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REPEAT lamp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This MLDD control is not emulated, but an indicator permanently in this state is displayed anywa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et 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/REPEAT lamp,</text:p>
          </table:table-cell>
          <table:table-cell office:value-type="string" calcext:value-type="string">
            <text:p>Lit</text:p>
          </table:table-cell>
          <table:table-cell table:style-name="ce10" office:value-type="string" calcext:value-type="string">
            <text:p>This MLDD control is not emulated, but an indicator permanently in this state is displayed anywa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.1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RESET pushbuttons ,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 MODULE-0 lamps (INSTRUCTION ADDRESS area)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 SYL-0 lamps (INSTRUCTION ADDRESS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 MODULE-0 lamps (DATA ADDRESS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and SYL 1 lamps (DATA area),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all other COMMAND and COMPUTER lamps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I would expect both BR lamps (DATA area) to be l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Verify that DISPLAY SELECT switch is set to TR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P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eps 5.21 through 5,170 substantiate that different combinations of data bits can be manually loaded into the tape reader register, compared on correctly, and displayed. <text:s/>NOTE: Each time an INSTRUCTION ADDRESS, DATA ADDRES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3/20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NOTE (cont.): DATA, or TAPE ADDRESS pushbutton is pressed, the</text:p>
            <text:p>TAPE TRCP lamp (MLDD panel) lights and goes out when the pushbutton is release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2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S, OP2, OP1, OA3, SIGN and 1 through 12 pushbutton/la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2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3, SIGN, and 1 through 12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,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2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TUTER-OP4, OPS, OP2, OP1, OA3, SIGN, and 1</text:p>
            <text:p>through 12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This refers to the ERRORS area. <text:s/>The TAPE lamps are not emula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et 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3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SIGN and 1 through 12 pushbutton/la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3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SIGN and 1 through 12 lamps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PTR DISPLAY RESET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3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3, SIGN, and 1 through 12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A1 and 13 through 25 pushbutton/la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3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A1 and 13 through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5/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4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S, OP2, OP1, OA3, OA1, and 13 through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5.4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A1 and 13 through 25 pushbutton/la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4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A1 and 13 through 25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PTR DISPLAY RESET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5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S, OP2, OP1, OA3, OA1, and 13 through 25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5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A2, SIGN, 2, 4, 6, 8, 10, 12, 14, 16, 18, 20, 22, and 24 pushbutton/la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6/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5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A2, SIGN, 2, 4, 6, 8, 10, 12, 14, 16, 18, 20, 22, and 24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 PARITY BIT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6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3, OA2, SIGN, 2, 4, 6, 8, 10, 12, 14, 16, 18, 20, 22, and 24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1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 ,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6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RESET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6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-OP4, OP3, OP2, OP1, OA3, OA2, SIGN, 2, 4, 6, 8, 10, 12, 14, 16, 18, 20, 22, and 24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 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6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7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3, OP2, OP1, OA3, OA2, OA1, 1, 3, 5, 7, 9, 11, 13, 15, 17, 19, 21, 23, and 25 pushbutton lamps.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7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3, OA2, OA1, 1, 3, 5, 7, 9, 11, 13, 15, 17, 19, 21, 23, and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7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3, OA2, OA1, 1, 3, 5, 7, 9, 11, 13, 15, 17, 19, 21, 23, and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(This step deleted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8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7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7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8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RESET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8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-OP4, OP3, OP2, OP1, OA3, OA2, OA1, 1, 3, 5, 7, 9, 11, 13, 15, 17, 19, 21, 23, and 25 lamps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8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3, OP2, OP1, OA4, SIGN, 1 through 5, and 19 through 25 pushbutton/la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8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4, SIGN, 1 through 5, and 19 through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8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9/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9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DPI, OA4, SIGN, 1 through 5, and 19 through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9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9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 OP4, OP3, OP2, OP1, OA4, SIGN, 1 through 5, and 19 through 25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9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9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3, OP2, OP1, OA4, OA1, and 6 through 18 pushbutton/la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9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4, OA1, and 6 through 18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0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 1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0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Not lit</text:p>
          </table:table-cell>
          <table:table-cell office:value-type="string" calcext:value-type="string">
            <text:p>I would expect this indicator to be l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0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0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4, OA1, and 6 through 18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0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0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0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0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RESET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0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-OP4, OP3, OP2, OP1, OA4, OA1, and 6 through 18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 11/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11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3, OP2, OP1, OA4, OA2, SIGN, 1, 2, 6, 7, 8, 13, 14, 15, 19, 20, 21, and 22 pushbutton/la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1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4, OA2, SIGN, 1, 2, 6, 7, 8, 13, 14, 15, 19, 20, 21, and 22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1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1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4, OA2, SIGN, 1, 2, 6, 7, 8, 13, 14, 15, 19, 20, 21, and 22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0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PARITY, TAPE, and COMPARE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2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COMMAND DISPLAY RESET and COMPTR DISPLAY RESET pushbutton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t 12/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12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and COMPUTER-OP4, OPS, OP2, OP1, OA4, OA2, SIGN, 1, 2, 6, 7, 8, 13, 14, 15, 19, 20, 21, and 22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 PARITY BIT-BR 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2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2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OP4, OP3, OP2, OP1, OA4, OA2, OA1, 3, 4, 5, 9, 10 11, 12, 16, 17, 18, 23, 24, and 25 pushbutton/la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2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-OP4, OP3, OP2, OP1, OA4, OA2, OA1, 3, 4, 5, 9, 10, 11, 12, 16, 17, 18, 23, 24, and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3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0 lamp (DATA area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3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MAND PARITY BIT-SYL 1 lamp (DATA area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3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SERIALIZER-PARITY BIT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3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ADDRESS COMPTR pushbutt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.13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COMPUTER-OP4, OP3, OP2, OP1, OA4, OA2, OA1, 3, 4, 5, 9, 10, 11, 12, 16, 17, 18, 23, 24, and 2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 13/20</text:p>
          </table:table-cell>
          <table:table-cell table:number-columns-repeated="1023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7:45:00.142321554</meta:creation-date>
    <dc:date>2020-05-22T18:10:26.623737367</dc:date>
    <meta:editing-duration>PT9H8M43S</meta:editing-duration>
    <meta:editing-cycles>22</meta:editing-cycles>
    <meta:generator>LibreOffice/5.0.3.2$Linux_X86_64 LibreOffice_project/00m0$Build-2</meta:generator>
    <meta:document-statistic meta:table-count="1" meta:cell-count="547" meta:object-count="0"/>
  </office:meta>
</office:document-meta>
</file>